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-0.75in" fo:margin-right="-0.7319in">
        <style:tab-stops/>
      </style:paragraph-properties>
    </style:style>
    <style:style style:name="T2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P6" style:parent-style-name="Normal" style:family="paragraph">
      <style:paragraph-properties fo:margin-left="-0.75in" fo:margin-right="-0.7319in">
        <style:tab-stops/>
      </style:paragraph-properties>
    </style:style>
    <style:style style:name="T7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8" style:parent-style-name="DefaultParagraphFont" style:family="text">
      <style:text-properties fo:font-size="14pt" style:font-size-asian="14pt" style:font-size-complex="14pt" fo:language="en" fo:country="US"/>
    </style:style>
    <style:style style:name="T9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10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11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12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13" style:parent-style-name="DefaultParagraphFont" style:family="text">
      <style:text-properties fo:font-size="14pt" style:font-size-asian="14pt" style:font-size-complex="14pt" fo:language="en" fo:country="US"/>
    </style:style>
    <style:style style:name="P14" style:parent-style-name="Normal" style:family="paragraph">
      <style:paragraph-properties fo:margin-left="-0.75in" fo:margin-right="-0.7319in">
        <style:tab-stops/>
      </style:paragraph-properties>
    </style:style>
    <style:style style:name="T15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T16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P17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P18" style:parent-style-name="Normal" style:family="paragraph">
      <style:paragraph-properties fo:margin-left="-0.75in" fo:margin-right="-0.7319in">
        <style:tab-stops/>
      </style:paragraph-properties>
    </style:style>
    <style:style style:name="T19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20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T21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22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23" style:parent-style-name="Normal" style:family="paragraph">
      <style:paragraph-properties fo:margin-left="-0.75in" fo:margin-right="-0.7319in">
        <style:tab-stops/>
      </style:paragraph-properties>
    </style:style>
    <style:style style:name="T24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25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T26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27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28" style:parent-style-name="Normal" style:family="paragraph">
      <style:paragraph-properties fo:margin-left="-0.75in" fo:margin-right="-0.7319in">
        <style:tab-stops/>
      </style:paragraph-properties>
    </style:style>
    <style:style style:name="T29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30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T31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32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33" style:parent-style-name="Normal" style:family="paragraph">
      <style:paragraph-properties fo:margin-left="-0.75in" fo:margin-right="-0.7319in">
        <style:tab-stops/>
      </style:paragraph-properties>
    </style:style>
    <style:style style:name="T34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35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36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37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38" style:parent-style-name="Normal" style:family="paragraph">
      <style:paragraph-properties fo:margin-left="-0.75in" fo:margin-right="-0.7319in">
        <style:tab-stops/>
      </style:paragraph-properties>
    </style:style>
    <style:style style:name="T39" style:parent-style-name="DefaultParagraphFont" style:family="text">
      <style:text-properties style:font-name="Arial" style:font-name-asian="Times New Roman" style:font-name-complex="Arial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0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41" style:parent-style-name="Normal" style:family="paragraph">
      <style:paragraph-properties fo:margin-left="-0.75in" fo:margin-right="-0.7319in">
        <style:tab-stops/>
      </style:paragraph-properties>
    </style:style>
    <style:style style:name="T42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 fo:language="en" fo:country="US"/>
    </style:style>
    <style:style style:name="T43" style:parent-style-name="DefaultParagraphFont" style:family="text">
      <style:text-properties style:font-name="Arial" style:font-name-asian="Times New Roman" style:font-name-complex="Arial" fo:color="#202122" style:letter-kerning="false" fo:font-size="11pt" style:font-size-asian="11pt" style:font-size-complex="11pt"/>
    </style:style>
    <style:style style:name="P44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45" style:parent-style-name="Normal" style:family="paragraph">
      <style:paragraph-properties fo:margin-left="-0.75in" fo:margin-right="-0.7319in">
        <style:tab-stops/>
      </style:paragraph-properties>
    </style:style>
    <style:style style:name="T46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47" style:parent-style-name="DefaultParagraphFont" style:family="text">
      <style:text-properties fo:font-size="14pt" style:font-size-asian="14pt" style:font-size-complex="14pt" fo:language="en" fo:country="US"/>
    </style:style>
    <style:style style:name="T48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49" style:parent-style-name="DefaultParagraphFont" style:family="text">
      <style:text-properties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51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52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53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54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55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56" style:parent-style-name="Normal" style:family="paragraph">
      <style:paragraph-properties fo:margin-left="-0.75in" fo:margin-right="-0.7319in">
        <style:tab-stops/>
      </style:paragraph-properties>
    </style:style>
    <style:style style:name="T57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58" style:parent-style-name="DefaultParagraphFont" style:family="text">
      <style:text-properties fo:font-size="14pt" style:font-size-asian="14pt" style:font-size-complex="14pt" fo:language="en" fo:country="US"/>
    </style:style>
    <style:style style:name="T59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60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61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62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63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64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65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66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67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68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69" style:parent-style-name="Normal" style:family="paragraph">
      <style:paragraph-properties fo:margin-left="-0.75in" fo:margin-right="-0.7319in">
        <style:tab-stops/>
      </style:paragraph-properties>
    </style:style>
    <style:style style:name="T70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P71" style:parent-style-name="Normal" style:family="paragraph">
      <style:paragraph-properties fo:margin-left="-0.75in" fo:margin-right="-0.7319in">
        <style:tab-stops/>
      </style:paragraph-properties>
    </style:style>
    <style:style style:name="T72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73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74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75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76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77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T78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T79" style:parent-style-name="DefaultParagraphFont" style:family="text">
      <style:text-properties style:font-name="Arial" style:font-name-complex="Arial" fo:font-size="11pt" style:font-size-asian="11pt" style:font-size-complex="11pt" fo:background-color="#FFFFFF" fo:language="en" fo:country="US"/>
    </style:style>
    <style:style style:name="T80" style:parent-style-name="DefaultParagraphFont" style:family="text">
      <style:text-properties style:font-name="Arial" style:font-name-complex="Arial" fo:color="#202122" fo:font-size="11pt" style:font-size-asian="11pt" style:font-size-complex="11pt" fo:background-color="#FFFFFF"/>
    </style:style>
    <style:style style:name="P81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2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3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4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5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6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7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8" style:parent-style-name="Normal" style:family="paragraph">
      <style:paragraph-properties fo:margin-left="-0.75in" fo:margin-right="-0.7319in">
        <style:tab-stops/>
      </style:paragraph-properties>
      <style:text-properties style:font-name="Arial" style:font-name-complex="Arial" fo:color="#202122" fo:font-size="11pt" style:font-size-asian="11pt" style:font-size-complex="11pt" fo:background-color="#FFFFFF" fo:language="en" fo:country="US"/>
    </style:style>
    <style:style style:name="P89" style:parent-style-name="Normal" style:family="paragraph">
      <style:paragraph-properties fo:margin-left="-0.75in" fo:margin-right="-0.7319in">
        <style:tab-stops/>
      </style:paragraph-properties>
    </style:style>
    <style:style style:name="T90" style:parent-style-name="DefaultParagraphFont" style:family="text">
      <style:text-properties style:font-name="Arial" style:font-name-complex="Arial" fo:color="#202122" fo:font-size="16pt" style:font-size-asian="16pt" style:font-size-complex="16pt" fo:background-color="#FFFFFF" fo:language="en" fo:country="US"/>
    </style:style>
    <style:style style:name="P91" style:parent-style-name="Normal" style:family="paragraph">
      <style:paragraph-properties fo:margin-left="-0.75in" fo:margin-right="-0.7319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<text:span text:style-name="T2">A programming paradigm</text:span><text:span text:style-name="T3"><text:s/>help us how to write and construct the co</text:span><text:span text:style-name="T4">mputer program</text:span><text:span text:style-name="T5">.</text:span></text:p>
      <text:p text:style-name="P6"><text:span text:style-name="T7">Paradigms are separated along and described by different dimensions of programming. Some paradigms are about implications of the </text:span><text:span text:style-name="T8">execution model.<text:s/></text:span><text:span text:style-name="T9">Other paradigms are about the way</text:span><text:span text:style-name="T10"><text:s/>how</text:span><text:span text:style-name="T11"><text:s/>code is organized</text:span><text:span text:style-name="T12">.</text:span><text:span text:style-name="T13"><text:s/></text:span></text:p>
      <text:p text:style-name="P14"><text:span text:style-name="T15">Some common programming paradigms</text:span><text:span text:style-name="T16">:</text:span></text:p>
      <text:p text:style-name="P17"/>
      <text:p text:style-name="P18"><text:span text:style-name="T19">Imperative<text:s/></text:span><text:span text:style-name="T20">– code directly controls </text:span><text:span text:style-name="T21">execution flow</text:span><text:span text:style-name="T22"> </text:span></text:p>
      <text:p text:style-name="P23"><text:span text:style-name="T24">Procedural<text:s/></text:span><text:span text:style-name="T25">– organized as </text:span><text:span text:style-name="T26">procedures<text:s/></text:span><text:span text:style-name="T27">that call each other</text:span></text:p>
      <text:p text:style-name="P28"><text:span text:style-name="T29">Object oriented<text:s/></text:span><text:span text:style-name="T30">– organized as </text:span><text:span text:style-name="T31">objects<text:s/></text:span><text:span text:style-name="T32">that contain data structure and associated behavior</text:span></text:p>
      <text:p text:style-name="P33"><text:span text:style-name="T34">F</text:span><text:span text:style-name="T35">u</text:span><text:span text:style-name="T36">nctional<text:s/></text:span><text:span text:style-name="T37">– result is declared as the value of a series of function evaluations</text:span></text:p>
      <text:p text:style-name="P38"><text:span text:style-name="T39">Logic</text:span><text:span text:style-name="T40"> – result is declared as the answer to a question about a system of facts and rules</text:span></text:p>
      <text:p text:style-name="P41"><text:span text:style-name="T42">Reactive<text:s/></text:span><text:span text:style-name="T43">– result is declared with data streams and the propagation of change</text:span></text:p>
      <text:p text:style-name="P44"/>
      <text:p text:style-name="P45"><text:span text:style-name="T46">Programming paradigms come from</text:span><text:span text:style-name="T47"><text:s/>science research</text:span><text:span text:style-name="T48"><text:s/>into existing practices of </text:span><text:span text:style-name="T49">software development</text:span><text:span text:style-name="T50">. The findings allow<text:s/></text:span><text:span text:style-name="T51">for for<text:s/></text:span><text:span text:style-name="T52">comparing programming practices and the languages used to<text:s/></text:span><text:span text:style-name="T53">write</text:span><text:span text:style-name="T54"><text:s/>programs</text:span><text:span text:style-name="T55">.</text:span></text:p>
      <text:p text:style-name="P56"><text:span text:style-name="T57">A </text:span><text:span text:style-name="T58">programing language</text:span><text:span text:style-name="T59"><text:s/>can be described in terms of paradigms</text:span><text:span text:style-name="T60">.</text:span><text:span text:style-name="T61"><text:s/>Some languages support only one paradigm.</text:span><text:span text:style-name="T62"><text:s/>While other<text:s/></text:span><text:span text:style-name="T63">languages support<text:s/></text:span><text:span text:style-name="T64">multiple</text:span><text:span text:style-name="T65"><text:s/>paradigm</text:span><text:span text:style-name="T66">s</text:span><text:span text:style-name="T67">.</text:span><text:span text:style-name="T68"><text:s/></text:span></text:p>
      <text:p text:style-name="P69"><text:span text:style-name="T70">Most languages support multiple paradigms.</text:span></text:p>
      <text:p text:style-name="P71"><text:span text:style-name="T72">When using a language that supports multiple paradigms,<text:s/></text:span><text:span text:style-name="T73">person should</text:span><text:span text:style-name="T74"><text:s/>choose</text:span><text:span text:style-name="T75"><text:s/></text:span><text:span text:style-name="T76">which paradigm to use</text:span><text:span text:style-name="T77">.<text:s/></text:span><text:span text:style-name="T78">Categorizing the resulting </text:span><text:span text:style-name="T79">code</text:span><text:span text:style-name="T80"> by paradigm is often an academic activity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<text:span text:style-name="T90">Mammad Hasanov</text:span>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mmad Hasanov</meta:initial-creator>
    <dc:creator>Mammad Hasanov</dc:creator>
    <meta:creation-date>2024-03-30T19:23:00Z</meta:creation-date>
    <dc:date>2024-03-30T20:29:00Z</dc:date>
    <meta:template xlink:href="Normal.dotm" xlink:type="simple"/>
    <meta:editing-cycles>1</meta:editing-cycles>
    <meta:editing-duration>PT0S</meta:editing-duration>
    <meta:document-statistic meta:page-count="1" meta:paragraph-count="2" meta:word-count="203" meta:character-count="1363" meta:row-count="9" meta:non-whitespace-character-count="1162"/>
  </office:meta>
</office:document-meta>
</file>